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578" officeooo:paragraph-rsid="000e6578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3">
      <style:text-properties officeooo:rsid="000e6578" officeooo:paragraph-rsid="000e6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diversas</text:p>
      <text:p text:style-name="P1"/>
      <text:p text:style-name="P1"/>
      <text:h text:style-name="P3" text:outline-level="3">] <text:a xlink:type="simple" xlink:href="http://immagic.com/eLibrary/ARCHIVES/GENERAL/BUNNY_UK/B040225C.pdf" text:style-name="Internet_20_link" text:visited-style-name="Visited_20_Internet_20_Link">The efficacy of pop-ups and the resulting effect on brands–A white paper by bunnyfoot universality</text:a></text:h>
      <text:p text:style-name="P2">A Chan, J Dodd, R Stevens - White Paper, 2004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59:10.761391087</meta:creation-date>
    <dc:date>2017-05-01T21:59:43.992803537</dc:date>
    <meta:editing-duration>PT35S</meta:editing-duration>
    <meta:editing-cycles>1</meta:editing-cycles>
    <meta:document-statistic meta:table-count="0" meta:image-count="0" meta:object-count="0" meta:page-count="1" meta:paragraph-count="3" meta:word-count="29" meta:character-count="160" meta:non-whitespace-character-count="134"/>
    <meta:generator>LibreOffice/5.1.6.2$Linux_X86_64 LibreOffice_project/10m0$Build-2</meta:generator>
  </office:meta>
</office:document-meta>
</file>